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>
      <style:graphic-properties draw:fill="none" draw:stroke="solid" svg:stroke-width="0.01042in" svg:stroke-color="#9bbb59" svg:stroke-opacity="100%"/>
    </style:style>
    <style:style style:family="graphic" style:name="a439">
      <style:graphic-properties draw:fill="none" draw:stroke="solid" svg:stroke-width="0.01042in" svg:stroke-color="#9bbb59" svg:stroke-opacity="100%"/>
    </style:style>
    <style:style style:family="graphic" style:name="a410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graphic" style:name="a411">
      <style:graphic-properties draw:fill="none" draw:stroke="solid" svg:stroke-width="0.01042in" svg:stroke-color="#9bbb59" svg:stroke-opacity="100%"/>
    </style:style>
    <style:style style:family="graphic" style:name="a412">
      <style:graphic-properties draw:fill="none" draw:stroke="solid" svg:stroke-width="0.01042in" svg:stroke-color="#9bbb59" svg:stroke-opacity="100%"/>
    </style:style>
    <style:style style:family="graphic" style:name="a413">
      <style:graphic-properties draw:fill="none" draw:stroke="solid" svg:stroke-width="0.01042in" svg:stroke-color="#9bbb59" svg:stroke-opacity="100%"/>
    </style:style>
    <style:style style:family="graphic" style:name="a414">
      <style:graphic-properties draw:fill="none" draw:stroke="solid" svg:stroke-width="0.01042in" svg:stroke-color="#9bbb59" svg:stroke-opacity="100%"/>
    </style:style>
    <style:style style:family="graphic" style:name="a415">
      <style:graphic-properties draw:fill="none" draw:stroke="solid" svg:stroke-width="0.01042in" svg:stroke-color="#9bbb59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graphic" style:name="a461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000000" draw:marker-end="a462" svg:stroke-opacity="100%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graphic" style:name="a388">
      <style:graphic-properties draw:fill="none" draw:stroke="solid" svg:stroke-width="0.01042in" svg:stroke-color="#9bbb59" svg:stroke-opacity="100%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1042in" svg:stroke-color="#9bbb59" svg:stroke-opacity="100%"/>
    </style:style>
    <style:style style:family="graphic" style:name="a444">
      <style:graphic-properties draw:fill="none" draw:stroke="solid" svg:stroke-width="0.01042in" svg:stroke-color="#9bbb59" svg:stroke-opacity="100%"/>
    </style:style>
    <style:style style:family="graphic" style:name="a445">
      <style:graphic-properties draw:fill="none" draw:stroke="solid" svg:stroke-width="0.01042in" svg:stroke-color="#9bbb59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9">
      <style:graphic-properties draw:fill="none" draw:stroke="solid" svg:stroke-width="0.01042in" svg:stroke-color="#9bbb59" svg:stroke-opacity="100%"/>
    </style:style>
    <style:style style:family="paragraph" style:name="a420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graphic" style:name="a422">
      <style:graphic-properties draw:fill="none" draw:stroke="solid" svg:stroke-width="0.01042in" svg:stroke-color="#9bbb59" svg:stroke-opacity="100%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9bbb59" svg:stroke-opacity="100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solid" svg:stroke-width="0.01042in" svg:stroke-color="#9bbb59" svg:stroke-opacity="100%"/>
    </style:style>
    <style:style style:family="graphic" style:name="a401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29528in" style:font-size-asian="0.29528in" style:font-size-complex="0.29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1042in" svg:stroke-color="#9bbb59" svg:stroke-opacity="100%"/>
    </style:style>
    <style:style style:family="paragraph" style:name="a397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1042in" svg:stroke-color="#9bbb59" svg:stroke-opacity="100%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8">
      <style:graphic-properties draw:fill="none" draw:stroke="solid" svg:stroke-width="0.01042in" svg:stroke-color="#000000" draw:marker-end="a457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1042in" svg:stroke-color="#9bbb59" svg:stroke-opacity="100%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9bbb59" svg:stroke-opacity="100%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1" draw:master-page-name="Master1-Layout1-title-Diapositive-de-titre" presentation:presentation-page-layout-name="Master1-PPL1" draw:id="Slide-256">
        <draw:custom-shape svg:x="0.41479in" svg:y="1.58766in" svg:width="1.76368in" svg:height="0.77903in" draw:id="id63" draw:style-name="a384" draw:name="Rectangle à coins arrondis 3">
          <svg:title/>
          <svg:desc/>
          <text:p text:style-name="a383" text:class-names="" text:cond-style-name=""><text:span text:style-name="a382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2665in" svg:y="1.7013in" svg:width="1.43066in" svg:height="0.55778in" draw:id="id64" draw:style-name="a387" draw:name="Rectangle à coins arrondis 4">
          <svg:title/>
          <svg:desc/>
          <text:p text:style-name="a386" text:class-names="" text:cond-style-name=""><text:span text:style-name="a385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05" draw:style-name="a461" draw:name="ZoneTexte 6" svg:x="2.94998in" svg:y="0.78136in" svg:width="1.19247in" svg:height="0.33791in">
            <draw:text-box>
              <text:p text:style-name="a460" text:class-names="" text:cond-style-name=""><text:span text:style-name="a459" text:class-names="">How ?</text:span></text:p>
            </draw:text-box>
            <svg:title/>
            <svg:desc/>
          </draw:frame>
          <draw:connector draw:type="line" svg:x1="2.42055in" svg:y1="1.1468in" svg:x2="4.07166in" svg:y2="1.1468in" draw:id="id106" draw:style-name="a463" draw:name="Connecteur droit avec flèche 8">
            <svg:title/>
            <svg:desc/>
          </draw:connector>
        </draw:g>
        <draw:g draw:name="Groupe 18" draw:id="id66">
          <svg:title/>
          <svg:desc/>
          <draw:frame draw:id="id103" draw:style-name="a456" draw:name="ZoneTexte 9" svg:x="2.92046in" svg:y="1.20011in" svg:width="1.14639in" svg:height="0.33791in">
            <draw:text-box>
              <text:p text:style-name="a455" text:class-names="" text:cond-style-name=""><text:span text:style-name="a454" text:class-names="">Why ?</text:span></text:p>
            </draw:text-box>
            <svg:title/>
            <svg:desc/>
          </draw:frame>
          <draw:connector draw:type="line" svg:x1="4.01499in" svg:y1="1.55843in" svg:x2="2.38358in" svg:y2="1.55843in" draw:id="id104" draw:style-name="a458" draw:name="Connecteur droit avec flèche 10">
            <svg:title/>
            <svg:desc/>
          </draw:connector>
        </draw:g>
        <draw:connector draw:type="line" svg:x1="2.17847in" svg:y1="1.97718in" draw:start-shape="id63" draw:start-glue-point="1" svg:x2="2.94998in" svg:y2="1.98019in" draw:end-shape="id67" draw:end-glue-point="3" draw:id="id68" draw:style-name="a388" draw:name="Connecteur droit 21">
          <svg:title/>
          <svg:desc/>
        </draw:connector>
        <draw:custom-shape svg:x="2.94998in" svg:y="1.7013in" svg:width="1.43066in" svg:height="0.55778in" draw:id="id67" draw:style-name="a391" draw:name="Rectangle à coins arrondis 22">
          <svg:title/>
          <svg:desc/>
          <text:p text:style-name="a390" text:class-names="" text:cond-style-name=""><text:span text:style-name="a389" text:class-names="">Increase temperatur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064in" svg:y1="1.98019in" draw:start-shape="id67" draw:start-glue-point="1" svg:x2="5.22665in" svg:y2="1.98019in" draw:end-shape="id64" draw:end-glue-point="3" draw:id="id69" draw:style-name="a392" draw:name="Connecteur droit 24">
          <svg:title/>
          <svg:desc/>
        </draw:connector>
        <draw:frame draw:id="id70" draw:style-name="a395" draw:name="ZoneTexte 188" svg:x="0.32115in" svg:y="0.23059in" svg:width="5.20266in" svg:height="0.47703in">
          <draw:text-box>
            <text:p text:style-name="a394" text:class-names="" text:cond-style-name=""><text:span text:style-name="a393" text:class-names="">Principal function : Dry dietary product</text:span></text:p>
          </draw:text-box>
          <svg:title/>
          <svg:desc/>
        </draw:frame>
        <draw:custom-shape svg:x="2.96986in" svg:y="8.80953in" svg:width="1.43066in" svg:height="0.55778in" draw:id="id71" draw:style-name="a398" draw:name="Rectangle à coins arrondis 22">
          <svg:title/>
          <svg:desc/>
          <text:p text:style-name="a397" text:class-names="" text:cond-style-name=""><text:span text:style-name="a396" text:class-names="">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96986in" svg:y="9.75975in" svg:width="1.43066in" svg:height="0.55778in" draw:id="id72" draw:style-name="a401" draw:name="Rectangle à coins arrondis 22">
          <svg:title/>
          <svg:desc/>
          <text:p text:style-name="a400" text:class-names="" text:cond-style-name=""><text:span text:style-name="a399" text:class-names="">Reduce airflow humidity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3">
          <svg:title/>
          <svg:desc/>
          <draw:connector draw:type="line" svg:x1="11.75254in" svg:y1="0.36564in" svg:x2="12.59855in" svg:y2="0.36564in" draw:id="id100" draw:style-name="a449" draw:name="Connecteur droit 24">
            <svg:title/>
            <svg:desc/>
          </draw:connector>
          <draw:connector draw:type="line" svg:x1="12.18049in" svg:y1="0.36564in" svg:x2="12.17555in" svg:y2="0.88012in" draw:id="id101" draw:style-name="a450" draw:name="Connecteur droit 24">
            <svg:title/>
            <svg:desc/>
          </draw:connector>
          <draw:frame draw:id="id102" draw:style-name="a453" draw:name="ZoneTexte 32" svg:x="12.61553in" svg:y="0.43521in" svg:width="1.14639in" svg:height="0.33791in">
            <draw:text-box>
              <text:p text:style-name="a452" text:class-names="" text:cond-style-name=""><text:span text:style-name="a451" text:class-names="">: And</text:span></text:p>
            </draw:text-box>
            <svg:title/>
            <svg:desc/>
          </draw:frame>
        </draw:g>
        <draw:g draw:name="Groupe 119" draw:id="id74">
          <svg:title/>
          <svg:desc/>
          <draw:connector draw:type="line" svg:x1="13.76192in" svg:y1="0.30979in" svg:x2="14.60793in" svg:y2="0.30979in" draw:id="id97" draw:style-name="a444" draw:name="Connecteur droit 24">
            <svg:title/>
            <svg:desc/>
          </draw:connector>
          <draw:connector draw:type="line" svg:x1="13.78015in" svg:y1="0.30979in" svg:x2="14.60793in" svg:y2="0.7978in" draw:id="id98" draw:style-name="a445" draw:name="Connecteur droit 24">
            <svg:title/>
            <svg:desc/>
          </draw:connector>
          <draw:frame draw:id="id99" draw:style-name="a448" draw:name="ZoneTexte 33" svg:x="14.74825in" svg:y="0.37936in" svg:width="1.14639in" svg:height="0.33791in">
            <draw:text-box>
              <text:p text:style-name="a447" text:class-names="" text:cond-style-name=""><text:span text:style-name="a446" text:class-names="">: Or</text:span></text:p>
            </draw:text-box>
            <svg:title/>
            <svg:desc/>
          </draw:frame>
        </draw:g>
        <draw:custom-shape svg:x="5.22665in" svg:y="3.69311in" svg:width="1.43066in" svg:height="0.55778in" draw:id="id75" draw:style-name="a404" draw:name="Rectangle à coins arrondis 4">
          <svg:title/>
          <svg:desc/>
          <text:p text:style-name="a403" text:class-names="" text:cond-style-name=""><text:span text:style-name="a402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064in" svg:y1="1.98019in" draw:start-shape="id67" draw:start-glue-point="1" svg:x2="5.22665in" svg:y2="3.972in" draw:end-shape="id75" draw:end-glue-point="3" draw:id="id76" draw:style-name="a405" draw:name="Connecteur droit 24">
          <svg:title/>
          <svg:desc/>
        </draw:connector>
        <draw:custom-shape svg:x="5.22665in" svg:y="5.22483in" svg:width="1.79714in" svg:height="0.92016in" draw:id="id77" draw:style-name="a410" draw:name="Rectangle à coins arrondis 4">
          <svg:title/>
          <svg:desc/>
          <text:p text:style-name="a407" text:class-names="" text:cond-style-name=""><text:span text:style-name="a406" text:class-names="">By warm airflow</text:span></text:p>
          <text:p text:style-name="a409" text:class-names="" text:cond-style-name=""><text:span text:style-name="a408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064in" svg:y1="1.98019in" draw:start-shape="id67" draw:start-glue-point="1" svg:x2="5.22665in" svg:y2="5.68491in" draw:end-shape="id77" draw:end-glue-point="3" draw:id="id78" draw:style-name="a411" draw:name="Connecteur droit 24">
          <svg:title/>
          <svg:desc/>
        </draw:connector>
        <draw:connector draw:type="line" svg:x1="2.48982in" svg:y1="1.98019in" svg:x2="2.47046in" svg:y2="10.03864in" draw:id="id79" draw:style-name="a412" draw:name="Connecteur droit 24">
          <svg:title/>
          <svg:desc/>
        </draw:connector>
        <draw:connector draw:type="line" svg:x1="2.47079in" svg:y1="10.03864in" svg:x2="2.96986in" svg:y2="10.03864in" draw:end-shape="id72" draw:end-glue-point="3" draw:id="id80" draw:style-name="a413" draw:name="Connecteur droit 21">
          <svg:title/>
          <svg:desc/>
        </draw:connector>
        <draw:connector draw:type="line" svg:x1="2.47079in" svg:y1="9.08842in" svg:x2="2.96986in" svg:y2="9.08842in" draw:end-shape="id71" draw:end-glue-point="3" draw:id="id81" draw:style-name="a414" draw:name="Connecteur droit 21">
          <svg:title/>
          <svg:desc/>
        </draw:connector>
        <draw:connector draw:type="line" svg:x1="6.6573in" svg:y1="1.98019in" draw:start-shape="id64" draw:start-glue-point="1" svg:x2="7.50332in" svg:y2="1.98019in" draw:end-shape="id82" draw:end-glue-point="3" draw:id="id83" draw:style-name="a415" draw:name="Connecteur droit 24">
          <svg:title/>
          <svg:desc/>
        </draw:connector>
        <draw:custom-shape svg:x="7.50332in" svg:y="1.7013in" svg:width="1.43066in" svg:height="0.55778in" draw:id="id82" draw:style-name="a418" draw:name="Rectangle à coins arrondis 4">
          <svg:title/>
          <svg:desc/>
          <text:p text:style-name="a417" text:class-names="" text:cond-style-name=""><text:span text:style-name="a416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50332in" svg:y="3.69311in" svg:width="1.43066in" svg:height="0.55778in" draw:id="id84" draw:style-name="a421" draw:name="Rectangle à coins arrondis 4">
          <svg:title/>
          <svg:desc/>
          <text:p text:style-name="a420" text:class-names="" text:cond-style-name=""><text:span text:style-name="a419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6573in" svg:y1="3.972in" draw:start-shape="id75" draw:start-glue-point="1" svg:x2="7.50332in" svg:y2="3.972in" draw:end-shape="id84" draw:end-glue-point="3" draw:id="id85" draw:style-name="a422" draw:name="Connecteur droit 24">
          <svg:title/>
          <svg:desc/>
        </draw:connector>
        <draw:custom-shape svg:x="7.51873in" svg:y="5.40602in" svg:width="1.43066in" svg:height="0.55778in" draw:id="id86" draw:style-name="a425" draw:name="Rectangle à coins arrondis 4">
          <svg:title/>
          <svg:desc/>
          <text:p text:style-name="a424" text:class-names="" text:cond-style-name=""><text:span text:style-name="a423" text:class-names="">Pollute flow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02379in" svg:y1="5.68491in" draw:start-shape="id77" draw:start-glue-point="1" svg:x2="7.51873in" svg:y2="5.68491in" draw:end-shape="id86" draw:end-glue-point="3" draw:id="id87" draw:style-name="a426" draw:name="Connecteur droit 24">
          <svg:title/>
          <svg:desc/>
        </draw:connector>
        <draw:custom-shape svg:x="7.50331in" svg:y="8.0176in" svg:width="1.43066in" svg:height="0.55778in" draw:id="id88" draw:style-name="a429" draw:name="Rectangle à coins arrondis 4">
          <svg:title/>
          <svg:desc/>
          <text:p text:style-name="a428" text:class-names="" text:cond-style-name=""><text:span text:style-name="a427" text:class-names="">Non pollute flow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02379in" svg:y1="5.68491in" draw:start-shape="id77" draw:start-glue-point="1" svg:x2="7.50331in" svg:y2="8.29649in" draw:end-shape="id88" draw:end-glue-point="3" draw:id="id89" draw:style-name="a430" draw:name="Connecteur droit 24">
          <svg:title/>
          <svg:desc/>
        </draw:connector>
        <draw:custom-shape svg:x="9.65895in" svg:y="5.40602in" svg:width="1.43066in" svg:height="0.55778in" draw:id="id90" draw:style-name="a433" draw:name="Rectangle à coins arrondis 4">
          <svg:title/>
          <svg:desc/>
          <text:p text:style-name="a432" text:class-names="" text:cond-style-name=""><text:span text:style-name="a431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8.94939in" svg:y1="5.68491in" draw:start-shape="id86" draw:start-glue-point="1" svg:x2="9.65895in" svg:y2="5.68491in" draw:end-shape="id90" draw:end-glue-point="3" draw:id="id91" draw:style-name="a434" draw:name="Connecteur droit 24">
          <svg:title/>
          <svg:desc/>
        </draw:connector>
        <draw:custom-shape svg:x="9.65895in" svg:y="6.24269in" svg:width="1.43066in" svg:height="0.55778in" draw:id="id92" draw:style-name="a437" draw:name="Rectangle à coins arrondis 4">
          <svg:title/>
          <svg:desc/>
          <text:p text:style-name="a436" text:class-names="" text:cond-style-name=""><text:span text:style-name="a435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9.29466in" svg:y1="5.68491in" svg:x2="9.30417in" svg:y2="7.39716in" draw:id="id93" draw:style-name="a438" draw:name="Connecteur droit 24">
          <svg:title/>
          <svg:desc/>
        </draw:connector>
        <draw:connector draw:type="line" svg:x1="9.30417in" svg:y1="6.52158in" svg:x2="9.65896in" svg:y2="6.52159in" draw:end-shape="id92" draw:end-glue-point="3" draw:id="id94" draw:style-name="a439" draw:name="Connecteur droit 24">
          <svg:title/>
          <svg:desc/>
        </draw:connector>
        <draw:custom-shape svg:x="9.65895in" svg:y="7.11827in" svg:width="1.43066in" svg:height="0.55778in" draw:id="id95" draw:style-name="a442" draw:name="Rectangle à coins arrondis 4">
          <svg:title/>
          <svg:desc/>
          <text:p text:style-name="a441" text:class-names="" text:cond-style-name=""><text:span text:style-name="a440" text:class-names="">Non pollute pip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9.30417in" svg:y1="7.39716in" svg:x2="9.65896in" svg:y2="7.39716in" draw:end-shape="id95" draw:end-glue-point="3" draw:id="id96" draw:style-name="a443" draw:name="Connecteur droit 2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18112in" svg:y="2.57732in" svg:width="13.38602in" svg:height="5.48273in"/>
      <presentation:placeholder presentation:object="subtitle" svg:x="1.96853in" svg:y="8.27149in" svg:width="11.8112in" svg:height="3.80218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2" style:display-name="Titre et contenu">
      <presentation:placeholder presentation:object="title" svg:x="1.08269in" svg:y="0.83845in" svg:width="13.58288in" svg:height="3.04394in"/>
      <presentation:placeholder presentation:object="object" svg:x="1.08269in" svg:y="4.19225in" svg:width="13.58288in" svg:height="9.9921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3" style:display-name="Titre de section">
      <presentation:placeholder presentation:object="title" svg:x="1.07449in" svg:y="3.92613in" svg:width="13.58288in" svg:height="6.55084in"/>
      <presentation:placeholder presentation:object="outline" svg:x="1.07449in" svg:y="10.53895in" svg:width="13.58288in" svg:height="3.4449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4" style:display-name="Deux contenus">
      <presentation:placeholder presentation:object="title" svg:x="1.08269in" svg:y="0.83845in" svg:width="13.58288in" svg:height="3.04394in"/>
      <presentation:placeholder presentation:object="object" svg:x="1.08269in" svg:y="4.19225in" svg:width="6.69301in" svg:height="9.99213in"/>
      <presentation:placeholder presentation:object="object" svg:x="7.97256in" svg:y="4.19225in" svg:width="6.69301in" svg:height="9.9921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5" style:display-name="Comparaison">
      <presentation:placeholder presentation:object="title" svg:x="1.08474in" svg:y="0.83845in" svg:width="13.58288in" svg:height="3.04394in"/>
      <presentation:placeholder presentation:object="outline" svg:x="1.08475in" svg:y="3.86051in" svg:width="6.66225in" svg:height="1.89198in"/>
      <presentation:placeholder presentation:object="object" svg:x="1.08475in" svg:y="5.75249in" svg:width="6.66225in" svg:height="8.46105in"/>
      <presentation:placeholder presentation:object="outline" svg:x="7.97256in" svg:y="3.86051in" svg:width="6.69506in" svg:height="1.89198in"/>
      <presentation:placeholder presentation:object="object" svg:x="7.97256in" svg:y="5.75249in" svg:width="6.69506in" svg:height="8.46105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6" style:display-name="Titre seul">
      <presentation:placeholder presentation:object="title" svg:x="1.08269in" svg:y="0.83845in" svg:width="13.58288in" svg:height="3.04394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7" style:display-name="Vide"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8" style:display-name="Contenu avec légende">
      <presentation:placeholder presentation:object="title" svg:x="1.08474in" svg:y="1.04988in" svg:width="5.07923in" svg:height="3.6746in"/>
      <presentation:placeholder presentation:object="object" svg:x="6.69506in" svg:y="2.26746in" svg:width="7.97256in" svg:height="11.19148in"/>
      <presentation:placeholder presentation:object="outline" svg:x="1.08474in" svg:y="4.72448in" svg:width="5.07923in" svg:height="8.75268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9" style:display-name="Image avec légende">
      <presentation:placeholder presentation:object="title" svg:x="1.08474in" svg:y="1.04988in" svg:width="5.07923in" svg:height="3.6746in"/>
      <presentation:placeholder presentation:object="graphic" svg:x="6.69506in" svg:y="2.26746in" svg:width="7.97256in" svg:height="11.19148in"/>
      <presentation:placeholder presentation:object="outline" svg:x="1.08474in" svg:y="4.72448in" svg:width="5.07923in" svg:height="8.75268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10" style:display-name="Titre et texte vertical">
      <presentation:placeholder presentation:object="title" svg:x="1.08269in" svg:y="0.83845in" svg:width="13.58288in" svg:height="3.04394in"/>
      <presentation:placeholder presentation:object="outline" svg:x="1.08269in" svg:y="4.19225in" svg:width="13.58288in" svg:height="9.9921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11" style:display-name="Titre vertical et texte">
      <presentation:placeholder presentation:object="title" svg:x="11.26985in" svg:y="0.83845in" svg:width="3.39572in" svg:height="13.34593in"/>
      <presentation:placeholder presentation:object="outline" svg:x="1.08269in" svg:y="0.83845in" svg:width="9.99031in" svg:height="13.3459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57" svg:viewBox="0 0 20 30" svg:d="m10 0-10 30h20z"/>
    <draw:marker draw:name="a462" svg:viewBox="0 0 20 30" svg:d="m10 0-10 30h20z"/>
  </office:styles>
  <office:automatic-styles>
    <style:page-layout style:name="pageLayout1">
      <style:page-layout-properties fo:page-width="15.74826in" fo:page-height="15.74826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5748in"/>
      </text:list-level-style-number>
      <text:list-level-style-number text:level="4" style:num-format="">
        <style:list-level-properties text:space-before="2.3622in"/>
      </text:list-level-style-number>
      <text:list-level-style-number text:level="5" style:num-format="">
        <style:list-level-properties text:space-before="3.1496in"/>
      </text:list-level-style-number>
      <text:list-level-style-number text:level="6" style:num-format="">
        <style:list-level-properties text:space-before="3.937in"/>
      </text:list-level-style-number>
      <text:list-level-style-number text:level="7" style:num-format="">
        <style:list-level-properties text:space-before="4.7244in"/>
      </text:list-level-style-number>
      <text:list-level-style-number text:level="8" style:num-format="">
        <style:list-level-properties text:space-before="5.5118in"/>
      </text:list-level-style-number>
      <text:list-level-style-number text:level="9" style:num-format="">
        <style:list-level-properties text:space-before="6.2992in"/>
      </text:list-level-style-number>
    </text:list-style>
    <text:list-style style:name="a13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5748in"/>
      </text:list-level-style-number>
      <text:list-level-style-number text:level="4" style:num-format="">
        <style:list-level-properties text:space-before="2.3622in"/>
      </text:list-level-style-number>
      <text:list-level-style-number text:level="5" style:num-format="">
        <style:list-level-properties text:space-before="3.1496in"/>
      </text:list-level-style-number>
      <text:list-level-style-number text:level="6" style:num-format="">
        <style:list-level-properties text:space-before="3.937in"/>
      </text:list-level-style-number>
      <text:list-level-style-number text:level="7" style:num-format="">
        <style:list-level-properties text:space-before="4.7244in"/>
      </text:list-level-style-number>
      <text:list-level-style-number text:level="8" style:num-format="">
        <style:list-level-properties text:space-before="5.5118in"/>
      </text:list-level-style-number>
      <text:list-level-style-number text:level="9" style:num-format="">
        <style:list-level-properties text:space-before="6.2992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5748in"/>
      </text:list-level-style-number>
      <text:list-level-style-number text:level="4" style:num-format="">
        <style:list-level-properties text:space-before="2.3622in"/>
      </text:list-level-style-number>
      <text:list-level-style-number text:level="5" style:num-format="">
        <style:list-level-properties text:space-before="3.1496in"/>
      </text:list-level-style-number>
      <text:list-level-style-number text:level="6" style:num-format="">
        <style:list-level-properties text:space-before="3.937in"/>
      </text:list-level-style-number>
      <text:list-level-style-number text:level="7" style:num-format="">
        <style:list-level-properties text:space-before="4.7244in"/>
      </text:list-level-style-number>
      <text:list-level-style-number text:level="8" style:num-format="">
        <style:list-level-properties text:space-before="5.5118in"/>
      </text:list-level-style-number>
      <text:list-level-style-number text:level="9" style:num-format="">
        <style:list-level-properties text:space-before="6.2992in"/>
      </text:list-level-style-number>
    </text:list-style>
    <text:list-style style:name="a1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5748in"/>
      </text:list-level-style-number>
      <text:list-level-style-number text:level="4" style:num-format="">
        <style:list-level-properties text:space-before="2.3622in"/>
      </text:list-level-style-number>
      <text:list-level-style-number text:level="5" style:num-format="">
        <style:list-level-properties text:space-before="3.1496in"/>
      </text:list-level-style-number>
      <text:list-level-style-number text:level="6" style:num-format="">
        <style:list-level-properties text:space-before="3.937in"/>
      </text:list-level-style-number>
      <text:list-level-style-number text:level="7" style:num-format="">
        <style:list-level-properties text:space-before="4.7244in"/>
      </text:list-level-style-number>
      <text:list-level-style-number text:level="8" style:num-format="">
        <style:list-level-properties text:space-before="5.5118in"/>
      </text:list-level-style-number>
      <text:list-level-style-number text:level="9" style:num-format="">
        <style:list-level-properties text:space-before="6.2992in"/>
      </text:list-level-style-number>
    </text:list-style>
    <text:list-style style:name="a14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5748in"/>
      </text:list-level-style-number>
      <text:list-level-style-number text:level="4" style:num-format="">
        <style:list-level-properties text:space-before="2.3622in"/>
      </text:list-level-style-number>
      <text:list-level-style-number text:level="5" style:num-format="">
        <style:list-level-properties text:space-before="3.1496in"/>
      </text:list-level-style-number>
      <text:list-level-style-number text:level="6" style:num-format="">
        <style:list-level-properties text:space-before="3.937in"/>
      </text:list-level-style-number>
      <text:list-level-style-number text:level="7" style:num-format="">
        <style:list-level-properties text:space-before="4.7244in"/>
      </text:list-level-style-number>
      <text:list-level-style-number text:level="8" style:num-format="">
        <style:list-level-properties text:space-before="5.5118in"/>
      </text:list-level-style-number>
      <text:list-level-style-number text:level="9" style:num-format="">
        <style:list-level-properties text:space-before="6.2992in"/>
      </text:list-level-style-number>
    </text:list-style>
    <text:list-style style:name="a12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937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.7244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5.5118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2992in" text:min-label-width="0.3937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1.08269in" svg:y="0.83845in" svg:width="13.58288in" svg:height="3.0439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08269in" svg:y="4.19225in" svg:width="13.58288in" svg:height="9.9921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1.08269in" svg:y="14.59631in" svg:width="3.54336in" svg:height="0.8384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/10/2017</text:date></text:span><text:span text:style-name="a24" text:class-names=""/></text:p>
        </draw:text-box>
        <svg:title/>
        <svg:desc/>
      </draw:frame>
      <draw:frame draw:id="id3" presentation:style-name="a29" draw:name="Footer Placeholder 4" svg:x="5.21661in" svg:y="14.59631in" svg:width="5.31504in" svg:height="0.8384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12221in" svg:y="14.59631in" svg:width="3.54336in" svg:height="0.8384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18112in" svg:y="2.57732in" svg:width="13.38602in" svg:height="5.48273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96853in" svg:y="8.27149in" svg:width="11.8112in" svg:height="3.80218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1.08269in" svg:y="14.59631in" svg:width="3.54336in" svg:height="0.83845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6/10/2017</text:date></text:span><text:span text:style-name="a45" text:class-names=""/></text:p>
        </draw:text-box>
        <svg:title/>
        <svg:desc/>
      </draw:frame>
      <draw:frame draw:id="id8" presentation:style-name="a50" draw:name="Footer Placeholder 4" svg:x="5.21661in" svg:y="14.59631in" svg:width="5.31504in" svg:height="0.8384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11.12221in" svg:y="14.59631in" svg:width="3.54336in" svg:height="0.83845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1.08269in" svg:y="0.83845in" svg:width="13.58288in" svg:height="3.04394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1.08269in" svg:y="4.19225in" svg:width="13.58288in" svg:height="9.99213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1.08269in" svg:y="14.59631in" svg:width="3.54336in" svg:height="0.83845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6/10/2017</text:date></text:span><text:span text:style-name="a79" text:class-names=""/></text:p>
        </draw:text-box>
        <svg:title/>
        <svg:desc/>
      </draw:frame>
      <draw:frame draw:id="id13" presentation:style-name="a84" draw:name="Footer Placeholder 4" svg:x="5.21661in" svg:y="14.59631in" svg:width="5.31504in" svg:height="0.8384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11.12221in" svg:y="14.59631in" svg:width="3.54336in" svg:height="0.83845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1.07449in" svg:y="3.92613in" svg:width="13.58288in" svg:height="6.55084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1.07449in" svg:y="10.53895in" svg:width="13.58288in" svg:height="3.44493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1.08269in" svg:y="14.59631in" svg:width="3.54336in" svg:height="0.83845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6/10/2017</text:date></text:span><text:span text:style-name="a100" text:class-names=""/></text:p>
        </draw:text-box>
        <svg:title/>
        <svg:desc/>
      </draw:frame>
      <draw:frame draw:id="id18" presentation:style-name="a105" draw:name="Footer Placeholder 4" svg:x="5.21661in" svg:y="14.59631in" svg:width="5.31504in" svg:height="0.83845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11.12221in" svg:y="14.59631in" svg:width="3.54336in" svg:height="0.83845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1.08269in" svg:y="0.83845in" svg:width="13.58288in" svg:height="3.04394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1.08269in" svg:y="4.19225in" svg:width="6.69301in" svg:height="9.99213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7.97256in" svg:y="4.19225in" svg:width="6.69301in" svg:height="9.99213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1.08269in" svg:y="14.59631in" svg:width="3.54336in" svg:height="0.83845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6/10/2017</text:date></text:span><text:span text:style-name="a151" text:class-names=""/></text:p>
        </draw:text-box>
        <svg:title/>
        <svg:desc/>
      </draw:frame>
      <draw:frame draw:id="id24" presentation:style-name="a156" draw:name="Footer Placeholder 5" svg:x="5.21661in" svg:y="14.59631in" svg:width="5.31504in" svg:height="0.8384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11.12221in" svg:y="14.59631in" svg:width="3.54336in" svg:height="0.83845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le 1" svg:x="1.08474in" svg:y="0.83845in" svg:width="13.58288in" svg:height="3.04394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Text Placeholder 2" svg:x="1.08475in" svg:y="3.86051in" svg:width="6.66225in" svg:height="1.8919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Content Placeholder 3" svg:x="1.08475in" svg:y="5.75249in" svg:width="6.66225in" svg:height="8.4610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7.97256in" svg:y="3.86051in" svg:width="6.69506in" svg:height="1.89198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Content Placeholder 5" svg:x="7.97256in" svg:y="5.75249in" svg:width="6.69506in" svg:height="8.46105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1.08269in" svg:y="14.59631in" svg:width="3.54336in" svg:height="0.83845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6/10/2017</text:date></text:span><text:span text:style-name="a210" text:class-names=""/></text:p>
        </draw:text-box>
        <svg:title/>
        <svg:desc/>
      </draw:frame>
      <draw:frame draw:id="id32" presentation:style-name="a215" draw:name="Footer Placeholder 7" svg:x="5.21661in" svg:y="14.59631in" svg:width="5.31504in" svg:height="0.83845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11.12221in" svg:y="14.59631in" svg:width="3.54336in" svg:height="0.83845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1.08269in" svg:y="0.83845in" svg:width="13.58288in" svg:height="3.04394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1.08269in" svg:y="14.59631in" svg:width="3.54336in" svg:height="0.83845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6/10/2017</text:date></text:span><text:span text:style-name="a227" text:class-names=""/></text:p>
        </draw:text-box>
        <svg:title/>
        <svg:desc/>
      </draw:frame>
      <draw:frame draw:id="id36" presentation:style-name="a232" draw:name="Footer Placeholder 3" svg:x="5.21661in" svg:y="14.59631in" svg:width="5.31504in" svg:height="0.8384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11.12221in" svg:y="14.59631in" svg:width="3.54336in" svg:height="0.83845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1.08269in" svg:y="14.59631in" svg:width="3.54336in" svg:height="0.83845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6/10/2017</text:date></text:span><text:span text:style-name="a240" text:class-names=""/></text:p>
        </draw:text-box>
        <svg:title/>
        <svg:desc/>
      </draw:frame>
      <draw:frame draw:id="id39" presentation:style-name="a245" draw:name="Footer Placeholder 2" svg:x="5.21661in" svg:y="14.59631in" svg:width="5.31504in" svg:height="0.8384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11.12221in" svg:y="14.59631in" svg:width="3.54336in" svg:height="0.83845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le 1" svg:x="1.08474in" svg:y="1.04988in" svg:width="5.07923in" svg:height="3.6746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Content Placeholder 2" svg:x="6.69506in" svg:y="2.26746in" svg:width="7.97256in" svg:height="11.1914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1.08474in" svg:y="4.72448in" svg:width="5.07923in" svg:height="8.75268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Date Placeholder 4" svg:x="1.08269in" svg:y="14.59631in" svg:width="3.54336in" svg:height="0.83845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6/10/2017</text:date></text:span><text:span text:style-name="a278" text:class-names=""/></text:p>
        </draw:text-box>
        <svg:title/>
        <svg:desc/>
      </draw:frame>
      <draw:frame draw:id="id45" presentation:style-name="a283" draw:name="Footer Placeholder 5" svg:x="5.21661in" svg:y="14.59631in" svg:width="5.31504in" svg:height="0.83845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11.12221in" svg:y="14.59631in" svg:width="3.54336in" svg:height="0.83845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le 1" svg:x="1.08474in" svg:y="1.04988in" svg:width="5.07923in" svg:height="3.6746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6" draw:name="Picture Placeholder 2" svg:x="6.69506in" svg:y="2.26746in" svg:width="7.97256in" svg:height="11.19148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49" presentation:style-name="a300" draw:name="Text Placeholder 3" svg:x="1.08474in" svg:y="4.72448in" svg:width="5.07923in" svg:height="8.752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5" draw:name="Date Placeholder 4" svg:x="1.08269in" svg:y="14.59631in" svg:width="3.54336in" svg:height="0.83845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6/10/2017</text:date></text:span><text:span text:style-name="a303" text:class-names=""/></text:p>
        </draw:text-box>
        <svg:title/>
        <svg:desc/>
      </draw:frame>
      <draw:frame draw:id="id51" presentation:style-name="a308" draw:name="Footer Placeholder 5" svg:x="5.21661in" svg:y="14.59631in" svg:width="5.31504in" svg:height="0.83845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11.12221in" svg:y="14.59631in" svg:width="3.54336in" svg:height="0.83845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N°›</text:page-number></text:span><text:span text:style-name="a31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3">
      <draw:frame draw:id="id53" presentation:style-name="a317" draw:name="Title 1" svg:x="1.08269in" svg:y="0.83845in" svg:width="13.58288in" svg:height="3.04394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54" presentation:style-name="a334" draw:name="Vertical Text Placeholder 2" svg:x="1.08269in" svg:y="4.19225in" svg:width="13.58288in" svg:height="9.99213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r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1.08269in" svg:y="14.59631in" svg:width="3.54336in" svg:height="0.83845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26/10/2017</text:date></text:span><text:span text:style-name="a337" text:class-names=""/></text:p>
        </draw:text-box>
        <svg:title/>
        <svg:desc/>
      </draw:frame>
      <draw:frame draw:id="id56" presentation:style-name="a342" draw:name="Footer Placeholder 4" svg:x="5.21661in" svg:y="14.59631in" svg:width="5.31504in" svg:height="0.83845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11.12221in" svg:y="14.59631in" svg:width="3.54336in" svg:height="0.83845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N°›</text:page-number></text:span><text:span text:style-name="a34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7">
      <draw:frame draw:id="id58" presentation:style-name="a351" draw:name="Vertical Title 1" svg:x="11.26985in" svg:y="0.83845in" svg:width="3.39572in" svg:height="13.34593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59" presentation:style-name="a368" draw:name="Vertical Text Placeholder 2" svg:x="1.08269in" svg:y="0.83845in" svg:width="9.99031in" svg:height="13.3459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1.08269in" svg:y="14.59631in" svg:width="3.54336in" svg:height="0.83845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26/10/2017</text:date></text:span><text:span text:style-name="a371" text:class-names=""/></text:p>
        </draw:text-box>
        <svg:title/>
        <svg:desc/>
      </draw:frame>
      <draw:frame draw:id="id61" presentation:style-name="a376" draw:name="Footer Placeholder 4" svg:x="5.21661in" svg:y="14.59631in" svg:width="5.31504in" svg:height="0.83845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11.12221in" svg:y="14.59631in" svg:width="3.54336in" svg:height="0.83845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N°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0-26T12:22:58Z</dc:date>
    <meta:template xlink:href="Office%20Theme" xlink:type="simple"/>
    <meta:editing-cycles>7</meta:editing-cycles>
    <meta:editing-duration>PT2653S</meta:editing-duration>
    <meta:document-statistic meta:paragraph-count="20" meta:word-count="61"/>
  </office:meta>
</office:document-meta>
</file>